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="solid" draw:fill-color="#dddddd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color="#000000" draw:fill="none" draw:fill-color="#ffffff" draw:auto-grow-width="true" fo:min-height="0.289cm" fo:min-width="1.14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0.289cm" fo:min-width="0.264cm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0.289cm" fo:min-width="0.391cm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289cm" fo:min-width="0.383cm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0.289cm" fo:min-width="0.336cm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0.289cm" fo:min-width="0.315cm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289cm" fo:min-width="0.552cm"/>
    </style:style>
    <style:style style:name="gr9" style:family="graphic" style:parent-style-name="standard">
      <style:graphic-properties draw:stroke="none" svg:stroke-color="#000000" draw:fill="none" draw:fill-color="#ffffff" draw:auto-grow-width="true" fo:min-height="0.289cm" fo:min-width="0.218cm"/>
    </style:style>
    <style:style style:name="gr10" style:family="graphic" style:parent-style-name="standard">
      <style:graphic-properties draw:stroke="none" svg:stroke-color="#000000" draw:fill="none" draw:fill-color="#ffffff" draw:auto-grow-width="true" fo:min-height="0.289cm" fo:min-width="0.294cm"/>
    </style:style>
    <style:style style:name="gr11" style:family="graphic" style:parent-style-name="standard">
      <style:graphic-properties svg:stroke-width="0.025cm" svg:stroke-color="#000000" draw:marker-start-width="0.237cm" draw:marker-end-width="0.237cm" draw:fill="solid" draw:fill-color="#dddddd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svg:stroke-width="0.025cm" svg:stroke-color="#000000" draw:marker-start-width="0.237cm" draw:marker-end-width="0.237cm" draw:fill="solid" draw:fill-color="#ffffff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draw:auto-grow-width="true" fo:min-height="0.289cm" fo:min-width="10.099cm"/>
    </style:style>
    <style:style style:name="gr14" style:family="graphic" style:parent-style-name="objectwithoutfill">
      <style:graphic-properties svg:stroke-width="0.025cm" draw:marker-start-width="0.237cm" draw:marker-end="" draw:marker-end-width="0.337cm" draw:fill="none" draw:textarea-vertical-align="middle" fo:padding-top="0.137cm" fo:padding-bottom="0.137cm" fo:padding-left="0.262cm" fo:padding-right="0.262cm"/>
    </style:style>
    <style:style style:name="gr15" style:family="graphic" style:parent-style-name="standard">
      <style:graphic-properties draw:stroke="none" svg:stroke-color="#000000" draw:fill="solid" draw:fill-color="#ffffff" draw:textarea-vertical-align="middle" draw:auto-grow-height="false" draw:auto-grow-width="true" fo:min-height="0.258cm" fo:min-width="1.126cm" fo:padding-top="0cm" fo:padding-bottom="0cm" fo:padding-left="0.127cm" fo:padding-right="0.127cm"/>
    </style:style>
    <style:style style:name="gr16" style:family="graphic" style:parent-style-name="standard">
      <style:graphic-properties draw:stroke="none" svg:stroke-color="#000000" draw:fill="solid" draw:fill-color="#ffffff" draw:textarea-vertical-align="middle" draw:auto-grow-height="false" draw:auto-grow-width="true" fo:min-height="0.258cm" fo:min-width="2.599cm" fo:padding-top="0cm" fo:padding-bottom="0cm" fo:padding-left="0.127cm" fo:padding-right="0.127cm"/>
    </style:style>
    <style:style style:name="gr17" style:family="graphic" style:parent-style-name="standard">
      <style:graphic-properties draw:stroke="none" svg:stroke-color="#000000" draw:fill="solid" draw:fill-color="#ffffff" draw:textarea-vertical-align="middle" draw:auto-grow-height="false" draw:auto-grow-width="true" fo:min-height="0.258cm" fo:min-width="2.218cm" fo:padding-top="0cm" fo:padding-bottom="0cm" fo:padding-left="0.127cm" fo:padding-right="0.127cm"/>
    </style:style>
    <style:style style:name="gr18" style:family="graphic" style:parent-style-name="standard">
      <style:graphic-properties draw:stroke="none" svg:stroke-color="#000000" draw:fill="solid" draw:fill-color="#ffffff" draw:textarea-vertical-align="middle" draw:auto-grow-height="false" draw:auto-grow-width="true" fo:min-height="0.258cm" fo:min-width="2.269cm" fo:padding-top="0cm" fo:padding-bottom="0cm" fo:padding-left="0.127cm" fo:padding-right="0.127cm"/>
    </style:style>
    <style:style style:name="gr19" style:family="graphic" style:parent-style-name="standard">
      <style:graphic-properties draw:stroke="none" svg:stroke-color="#000000" draw:fill="solid" draw:fill-color="#ffffff" draw:textarea-vertical-align="middle" draw:auto-grow-height="false" draw:auto-grow-width="true" fo:min-height="0.258cm" fo:min-width="1.585cm" fo:padding-top="0cm" fo:padding-bottom="0cm" fo:padding-left="0.127cm" fo:padding-right="0.127cm"/>
    </style:style>
    <style:style style:name="gr20" style:family="graphic" style:parent-style-name="standard">
      <style:graphic-properties draw:stroke="none" svg:stroke-color="#000000" draw:fill="solid" draw:fill-color="#ffffff" draw:textarea-vertical-align="middle" draw:auto-grow-width="true" fo:min-height="0.289cm" fo:min-width="2.212cm" fo:padding-top="0cm" fo:padding-bottom="0cm" fo:padding-left="0.127cm" fo:padding-right="0.127cm"/>
    </style:style>
    <style:style style:name="gr21" style:family="graphic" style:parent-style-name="standard">
      <style:graphic-properties draw:stroke="none" svg:stroke-color="#000000" draw:fill="solid" draw:fill-color="#ffffff" draw:textarea-vertical-align="middle" draw:auto-grow-width="true" fo:min-height="0.289cm" fo:min-width="3.029cm" fo:padding-top="0cm" fo:padding-bottom="0cm" fo:padding-left="0.127cm" fo:padding-right="0.127cm"/>
    </style:style>
    <style:style style:name="gr22" style:family="graphic" style:parent-style-name="standard">
      <style:graphic-properties draw:stroke="none" svg:stroke-color="#000000" draw:fill="solid" draw:fill-color="#ffffff" draw:textarea-vertical-align="middle" draw:auto-grow-width="true" fo:min-height="0.289cm" fo:min-width="2.563cm" fo:padding-top="0cm" fo:padding-bottom="0cm" fo:padding-left="0.127cm" fo:padding-right="0.127cm"/>
    </style:style>
    <style:style style:name="gr23" style:family="graphic" style:parent-style-name="standard">
      <style:graphic-properties draw:stroke="none" svg:stroke-color="#000000" draw:fill="solid" draw:fill-color="#ffffff" draw:textarea-vertical-align="middle" draw:auto-grow-width="true" fo:min-height="0.289cm" fo:min-width="2.098cm" fo:padding-top="0cm" fo:padding-bottom="0cm" fo:padding-left="0.127cm" fo:padding-right="0.127cm"/>
    </style:style>
    <style:style style:name="gr24" style:family="graphic" style:parent-style-name="standard">
      <style:graphic-properties draw:stroke="none" svg:stroke-color="#000000" draw:fill="solid" draw:fill-color="#ffffff" draw:textarea-vertical-align="middle" draw:auto-grow-width="true" fo:min-height="0.289cm" fo:min-width="2.072cm" fo:padding-top="0cm" fo:padding-bottom="0cm" fo:padding-left="0.127cm" fo:padding-right="0.127cm"/>
    </style:style>
    <style:style style:name="P1" style:family="paragraph">
      <style:paragraph-properties fo:text-align="center"/>
      <style:text-properties style:font-name="Helvetica" fo:font-size="12pt" style:font-size-asian="12pt" style:font-size-complex="12pt"/>
    </style:style>
    <style:style style:name="P2" style:family="paragraph">
      <style:text-properties style:font-name="DejaVu Sans" fo:font-size="7pt" style:font-size-asian="7pt" style:font-size-complex="7pt"/>
    </style:style>
    <style:style style:name="P3" style:family="paragraph">
      <style:paragraph-properties fo:text-align="center"/>
    </style:style>
    <style:style style:name="P4" style:family="paragraph">
      <style:paragraph-properties fo:line-height="80%" fo:text-align="center"/>
    </style:style>
    <style:style style:name="P5" style:family="paragraph">
      <style:paragraph-properties fo:line-height="80%" fo:text-align="center"/>
      <style:text-properties style:font-name="DejaVu Sans1" fo:font-size="7pt" style:font-size-asian="12pt" style:font-size-complex="12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style:font-name="DejaVu Sans Condensed" fo:font-size="7pt" style:font-size-asian="7pt" style:font-size-complex="7pt"/>
    </style:style>
    <style:style style:name="P8" style:family="paragraph">
      <style:paragraph-properties fo:line-height="50%"/>
    </style:style>
    <style:style style:name="P9" style:family="paragraph">
      <style:paragraph-properties fo:line-height="50%"/>
      <style:text-properties style:font-name="DejaVu Sans" fo:font-size="7pt" style:font-size-asian="7pt" style:font-size-complex="7pt"/>
    </style:style>
    <style:style style:name="T1" style:family="text">
      <style:text-properties style:font-name="DejaVu Sans" fo:font-size="7pt" style:font-size-asian="7pt" style:font-size-complex="7pt"/>
    </style:style>
    <style:style style:name="T2" style:family="text">
      <style:text-properties style:font-name="DejaVu Sans1" fo:font-size="7pt" style:font-size-asian="12pt" style:font-size-complex="12pt"/>
    </style:style>
    <style:style style:name="T3" style:family="text">
      <style:text-properties style:font-name="DejaVu Sans Condensed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635cm" svg:height="0.381cm" svg:x="0.272cm" svg:y="5.455cm">
          <text:p/>
        </draw:rect>
        <draw:frame draw:style-name="gr2" draw:text-style-name="P2" draw:layer="layout" svg:width="1.645cm" svg:height="0.539cm" svg:x="0.869cm" svg:y="5.404cm">
          <draw:text-box>
            <text:p><text:span text:style-name="T1">Reserved</text:span></text:p>
          </draw:text-box>
        </draw:frame>
        <draw:frame draw:style-name="gr3" draw:text-style-name="P2" xml:id="id1" draw:id="id1" draw:layer="layout" svg:width="0.764cm" svg:height="0.539cm" svg:x="0.01cm" svg:y="2.13cm">
          <draw:text-box>
            <text:p><text:span text:style-name="T1">ID</text:span></text:p>
          </draw:text-box>
        </draw:frame>
        <draw:frame draw:style-name="gr4" draw:text-style-name="P2" xml:id="id3" draw:id="id3" draw:layer="layout" svg:width="0.891cm" svg:height="0.539cm" svg:x="0.01cm" svg:y="2.431cm">
          <draw:text-box>
            <text:p><text:span text:style-name="T1">VIP</text:span></text:p>
          </draw:text-box>
        </draw:frame>
        <draw:frame draw:style-name="gr5" draw:text-style-name="P2" xml:id="id5" draw:id="id5" draw:layer="layout" svg:width="0.883cm" svg:height="0.539cm" svg:x="0.01cm" svg:y="2.732cm">
          <draw:text-box>
            <text:p><text:span text:style-name="T1">VIF</text:span></text:p>
          </draw:text-box>
        </draw:frame>
        <draw:frame draw:style-name="gr6" draw:text-style-name="P2" xml:id="id7" draw:id="id7" draw:layer="layout" svg:width="0.836cm" svg:height="0.539cm" svg:x="0.01cm" svg:y="3.033cm">
          <draw:text-box>
            <text:p><text:span text:style-name="T1">AC</text:span></text:p>
          </draw:text-box>
        </draw:frame>
        <draw:frame draw:style-name="gr5" draw:text-style-name="P2" xml:id="id9" draw:id="id9" draw:layer="layout" svg:width="0.883cm" svg:height="0.539cm" svg:x="0.01cm" svg:y="3.334cm">
          <draw:text-box>
            <text:p><text:span text:style-name="T1">VM</text:span></text:p>
          </draw:text-box>
        </draw:frame>
        <draw:frame draw:style-name="gr7" draw:text-style-name="P2" xml:id="id11" draw:id="id11" draw:layer="layout" svg:width="0.815cm" svg:height="0.539cm" svg:x="0.01cm" svg:y="3.635cm">
          <draw:text-box>
            <text:p><text:span text:style-name="T1">RF</text:span></text:p>
          </draw:text-box>
        </draw:frame>
        <draw:frame draw:style-name="gr6" draw:text-style-name="P2" xml:id="id13" draw:id="id13" draw:layer="layout" svg:width="0.836cm" svg:height="0.539cm" svg:x="0.01cm" svg:y="3.936cm">
          <draw:text-box>
            <text:p><text:span text:style-name="T1">NT</text:span></text:p>
          </draw:text-box>
        </draw:frame>
        <draw:frame draw:style-name="gr8" draw:text-style-name="P2" xml:id="id15" draw:id="id15" draw:layer="layout" svg:width="1.052cm" svg:height="0.539cm" svg:x="0.005cm" svg:y="4.237cm">
          <draw:text-box>
            <text:p><text:span text:style-name="T1">IOPL</text:span></text:p>
          </draw:text-box>
        </draw:frame>
        <draw:frame draw:style-name="gr9" draw:text-style-name="P2" xml:id="id17" draw:id="id17" draw:layer="layout" svg:width="0.718cm" svg:height="0.539cm" svg:x="0.01cm" svg:y="4.538cm">
          <draw:text-box>
            <text:p><text:span text:style-name="T1">IF</text:span></text:p>
          </draw:text-box>
        </draw:frame>
        <draw:frame draw:style-name="gr10" draw:text-style-name="P2" xml:id="id19" draw:id="id19" draw:layer="layout" svg:width="0.794cm" svg:height="0.539cm" svg:x="0.01cm" svg:y="4.839cm">
          <draw:text-box>
            <text:p><text:span text:style-name="T1">TF</text:span></text:p>
          </draw:text-box>
        </draw:frame>
        <draw:rect draw:style-name="gr11" draw:text-style-name="P1" draw:layer="layout" svg:width="2.794cm" svg:height="1.016cm" svg:x="2.216cm" svg:y="0.612cm">
          <text:p text:style-name="P3"><text:span text:style-name="T1">Reserved (set to 0)</text:span></text:p>
        </draw:rect>
        <draw:rect draw:style-name="gr12" draw:text-style-name="P5" xml:id="id2" draw:id="id2" draw:layer="layout" svg:width="0.339cm" svg:height="1.016cm" svg:x="5.01cm" svg:y="0.612cm">
          <text:p text:style-name="P4"><text:span text:style-name="T2">I</text:span><text:span text:style-name="T2"><text:line-break/></text:span><text:span text:style-name="T2">D</text:span></text:p>
        </draw:rect>
        <draw:rect draw:style-name="gr12" draw:text-style-name="P5" xml:id="id4" draw:id="id4" draw:layer="layout" svg:width="0.338cm" svg:height="1.016cm" svg:x="5.349cm" svg:y="0.612cm">
          <text:p text:style-name="P4"><text:span text:style-name="T2">V</text:span><text:span text:style-name="T2"><text:line-break/></text:span><text:span text:style-name="T2">I</text:span><text:span text:style-name="T2"><text:line-break/></text:span><text:span text:style-name="T2">P</text:span></text:p>
        </draw:rect>
        <draw:rect draw:style-name="gr12" draw:text-style-name="P5" xml:id="id6" draw:id="id6" draw:layer="layout" svg:width="0.338cm" svg:height="1.016cm" svg:x="5.687cm" svg:y="0.612cm">
          <text:p text:style-name="P4"><text:span text:style-name="T2">V</text:span><text:span text:style-name="T2"><text:line-break/></text:span><text:span text:style-name="T2">I</text:span><text:span text:style-name="T2"><text:line-break/></text:span><text:span text:style-name="T2">F</text:span></text:p>
        </draw:rect>
        <draw:rect draw:style-name="gr12" draw:text-style-name="P5" xml:id="id8" draw:id="id8" draw:layer="layout" svg:width="0.338cm" svg:height="1.016cm" svg:x="6.025cm" svg:y="0.612cm">
          <text:p text:style-name="P4"><text:span text:style-name="T2">A</text:span><text:span text:style-name="T2"><text:line-break/></text:span><text:span text:style-name="T2">C</text:span></text:p>
        </draw:rect>
        <draw:rect draw:style-name="gr12" draw:text-style-name="P5" xml:id="id10" draw:id="id10" draw:layer="layout" svg:width="0.339cm" svg:height="1.016cm" svg:x="6.363cm" svg:y="0.612cm">
          <text:p text:style-name="P4"><text:span text:style-name="T2">V</text:span><text:span text:style-name="T2"><text:line-break/></text:span><text:span text:style-name="T2">M</text:span></text:p>
        </draw:rect>
        <draw:rect draw:style-name="gr12" draw:text-style-name="P5" xml:id="id12" draw:id="id12" draw:layer="layout" svg:width="0.337cm" svg:height="1.016cm" svg:x="6.702cm" svg:y="0.612cm">
          <text:p text:style-name="P4"><text:span text:style-name="T2">R</text:span><text:span text:style-name="T2"><text:line-break/></text:span><text:span text:style-name="T2">F</text:span></text:p>
        </draw:rect>
        <draw:rect draw:style-name="gr11" draw:text-style-name="P5" draw:layer="layout" svg:width="0.339cm" svg:height="1.016cm" svg:x="7.039cm" svg:y="0.612cm">
          <text:p text:style-name="P4"><text:span text:style-name="T2">0</text:span></text:p>
        </draw:rect>
        <draw:rect draw:style-name="gr12" draw:text-style-name="P5" xml:id="id14" draw:id="id14" draw:layer="layout" svg:width="0.337cm" svg:height="1.016cm" svg:x="7.378cm" svg:y="0.612cm">
          <text:p text:style-name="P4"><text:span text:style-name="T2">N</text:span><text:span text:style-name="T2"><text:line-break/></text:span><text:span text:style-name="T2">T</text:span></text:p>
        </draw:rect>
        <draw:rect draw:style-name="gr12" draw:text-style-name="P5" xml:id="id16" draw:id="id16" draw:layer="layout" svg:width="0.678cm" svg:height="1.016cm" svg:x="7.715cm" svg:y="0.612cm">
          <text:p text:style-name="P4"><text:span text:style-name="T2">I</text:span><text:span text:style-name="T2"><text:line-break/></text:span><text:span text:style-name="T2">O</text:span><text:span text:style-name="T2"><text:line-break/></text:span><text:span text:style-name="T2">P</text:span><text:span text:style-name="T2"><text:line-break/></text:span><text:span text:style-name="T2">L</text:span></text:p>
        </draw:rect>
        <draw:rect draw:style-name="gr12" draw:text-style-name="P5" draw:layer="layout" svg:width="0.338cm" svg:height="1.016cm" svg:x="8.393cm" svg:y="0.612cm">
          <text:p text:style-name="P4"><text:span text:style-name="T2">O</text:span><text:span text:style-name="T2"><text:line-break/></text:span><text:span text:style-name="T2">F</text:span></text:p>
        </draw:rect>
        <draw:rect draw:style-name="gr12" draw:text-style-name="P5" draw:layer="layout" svg:width="0.338cm" svg:height="1.016cm" svg:x="8.731cm" svg:y="0.612cm">
          <text:p text:style-name="P4"><text:span text:style-name="T2">D</text:span><text:span text:style-name="T2"><text:line-break/></text:span><text:span text:style-name="T2">F</text:span></text:p>
        </draw:rect>
        <draw:rect draw:style-name="gr12" draw:text-style-name="P5" xml:id="id18" draw:id="id18" draw:layer="layout" svg:width="0.339cm" svg:height="1.016cm" svg:x="9.069cm" svg:y="0.612cm">
          <text:p text:style-name="P4"><text:span text:style-name="T2">I</text:span><text:span text:style-name="T2"><text:line-break/></text:span><text:span text:style-name="T2">F</text:span></text:p>
        </draw:rect>
        <draw:rect draw:style-name="gr12" draw:text-style-name="P5" xml:id="id20" draw:id="id20" draw:layer="layout" svg:width="0.339cm" svg:height="1.016cm" svg:x="9.408cm" svg:y="0.612cm">
          <text:p text:style-name="P4"><text:span text:style-name="T2">T</text:span><text:span text:style-name="T2"><text:line-break/></text:span><text:span text:style-name="T2">F</text:span></text:p>
        </draw:rect>
        <draw:rect draw:style-name="gr12" draw:text-style-name="P5" draw:layer="layout" svg:width="0.337cm" svg:height="1.016cm" svg:x="9.747cm" svg:y="0.612cm">
          <text:p text:style-name="P4"><text:span text:style-name="T2">S</text:span><text:span text:style-name="T2"><text:line-break/></text:span><text:span text:style-name="T2">F</text:span></text:p>
        </draw:rect>
        <draw:rect draw:style-name="gr12" draw:text-style-name="P5" draw:layer="layout" svg:width="0.339cm" svg:height="1.016cm" svg:x="10.084cm" svg:y="0.612cm">
          <text:p text:style-name="P4"><text:span text:style-name="T2">Z</text:span><text:span text:style-name="T2"><text:line-break/></text:span><text:span text:style-name="T2">F</text:span></text:p>
        </draw:rect>
        <draw:rect draw:style-name="gr11" draw:text-style-name="P5" draw:layer="layout" svg:width="0.337cm" svg:height="1.016cm" svg:x="10.423cm" svg:y="0.612cm">
          <text:p text:style-name="P4"><text:span text:style-name="T2">0</text:span></text:p>
        </draw:rect>
        <draw:rect draw:style-name="gr12" draw:text-style-name="P5" draw:layer="layout" svg:width="0.339cm" svg:height="1.016cm" svg:x="10.76cm" svg:y="0.612cm">
          <text:p text:style-name="P4"><text:span text:style-name="T2">A</text:span><text:span text:style-name="T2"><text:line-break/></text:span><text:span text:style-name="T2">F</text:span></text:p>
        </draw:rect>
        <draw:rect draw:style-name="gr11" draw:text-style-name="P5" draw:layer="layout" svg:width="0.338cm" svg:height="1.016cm" svg:x="11.099cm" svg:y="0.612cm">
          <text:p text:style-name="P4"><text:span text:style-name="T2">0</text:span></text:p>
        </draw:rect>
        <draw:rect draw:style-name="gr12" draw:text-style-name="P5" draw:layer="layout" svg:width="0.338cm" svg:height="1.016cm" svg:x="11.437cm" svg:y="0.612cm">
          <text:p text:style-name="P4"><text:span text:style-name="T2">P</text:span><text:span text:style-name="T2"><text:line-break/></text:span><text:span text:style-name="T2">F</text:span></text:p>
        </draw:rect>
        <draw:rect draw:style-name="gr11" draw:text-style-name="P5" draw:layer="layout" svg:width="0.338cm" svg:height="1.016cm" svg:x="11.775cm" svg:y="0.612cm">
          <text:p text:style-name="P4"><text:span text:style-name="T2">1</text:span></text:p>
        </draw:rect>
        <draw:rect draw:style-name="gr12" draw:text-style-name="P5" draw:layer="layout" svg:width="0.339cm" svg:height="1.016cm" svg:x="12.113cm" svg:y="0.612cm">
          <text:p text:style-name="P4"><text:span text:style-name="T2">C</text:span><text:span text:style-name="T2"><text:line-break/></text:span><text:span text:style-name="T2">F</text:span></text:p>
        </draw:rect>
        <draw:frame draw:style-name="gr13" draw:text-style-name="P7" draw:layer="layout" svg:width="10.632cm" svg:height="0.539cm" svg:x="1.969cm" svg:y="0.066cm">
          <draw:text-box>
            <text:p text:style-name="P6"><text:span text:style-name="T3">31 <text:s text:c="34"/>22 21 20 19 18 17 16 15 14 13 12 11 10 <text:s/>9 <text:s/>8 <text:s/>7 <text:s/>6 <text:s/>5 <text:s/>4 <text:s/>3 <text:s/>2 <text:s/>1 <text:s/>0</text:span></text:p>
          </draw:text-box>
        </draw:frame>
        <draw:connector draw:style-name="gr14" draw:text-style-name="P1" draw:layer="layout" svg:x1="0.774cm" svg:y1="2.399cm" svg:x2="5.179cm" svg:y2="1.628cm" draw:start-shape="id1" draw:start-glue-point="1" draw:end-shape="id2" draw:end-glue-point="2" svg:d="M774 2399h4405v-771" svg:viewBox="0 0 4406 772">
          <text:p/>
        </draw:connector>
        <draw:connector draw:style-name="gr14" draw:text-style-name="P1" draw:layer="layout" svg:x1="0.901cm" svg:y1="2.7cm" svg:x2="5.518cm" svg:y2="1.628cm" draw:start-shape="id3" draw:start-glue-point="1" draw:end-shape="id4" draw:end-glue-point="2" svg:d="M901 2700h4617v-1072" svg:viewBox="0 0 4618 1073">
          <text:p/>
        </draw:connector>
        <draw:connector draw:style-name="gr14" draw:text-style-name="P1" draw:layer="layout" svg:x1="0.893cm" svg:y1="3.001cm" svg:x2="5.856cm" svg:y2="1.628cm" draw:start-shape="id5" draw:start-glue-point="1" draw:end-shape="id6" draw:end-glue-point="2" svg:d="M893 3001h4963v-1373" svg:viewBox="0 0 4964 1374">
          <text:p/>
        </draw:connector>
        <draw:connector draw:style-name="gr14" draw:text-style-name="P1" draw:layer="layout" svg:x1="0.846cm" svg:y1="3.302cm" svg:x2="6.194cm" svg:y2="1.628cm" draw:start-shape="id7" draw:start-glue-point="1" draw:end-shape="id8" draw:end-glue-point="2" svg:d="M846 3302h5348v-1674" svg:viewBox="0 0 5349 1675">
          <text:p/>
        </draw:connector>
        <draw:connector draw:style-name="gr14" draw:text-style-name="P1" draw:layer="layout" svg:x1="0.893cm" svg:y1="3.603cm" svg:x2="6.532cm" svg:y2="1.628cm" draw:start-shape="id9" draw:start-glue-point="1" draw:end-shape="id10" draw:end-glue-point="2" svg:d="M893 3603h5639v-1975" svg:viewBox="0 0 5640 1976">
          <text:p/>
        </draw:connector>
        <draw:connector draw:style-name="gr14" draw:text-style-name="P1" draw:layer="layout" svg:x1="0.825cm" svg:y1="3.904cm" svg:x2="6.87cm" svg:y2="1.628cm" draw:start-shape="id11" draw:start-glue-point="1" draw:end-shape="id12" draw:end-glue-point="2" svg:d="M825 3904h6045v-2276" svg:viewBox="0 0 6046 2277">
          <text:p/>
        </draw:connector>
        <draw:connector draw:style-name="gr14" draw:text-style-name="P1" draw:layer="layout" svg:x1="0.846cm" svg:y1="4.205cm" svg:x2="7.546cm" svg:y2="1.628cm" draw:start-shape="id13" draw:start-glue-point="1" draw:end-shape="id14" draw:end-glue-point="2" svg:d="M846 4205h6700v-2577" svg:viewBox="0 0 6701 2578">
          <text:p/>
        </draw:connector>
        <draw:connector draw:style-name="gr14" draw:text-style-name="P1" draw:layer="layout" svg:x1="1.057cm" svg:y1="4.506cm" svg:x2="8.054cm" svg:y2="1.628cm" draw:start-shape="id15" draw:start-glue-point="1" draw:end-shape="id16" draw:end-glue-point="2" svg:d="M1057 4506h6997v-2878" svg:viewBox="0 0 6998 2879">
          <text:p/>
        </draw:connector>
        <draw:connector draw:style-name="gr14" draw:text-style-name="P1" draw:layer="layout" svg:x1="0.728cm" svg:y1="4.807cm" svg:x2="9.238cm" svg:y2="1.628cm" draw:start-shape="id17" draw:start-glue-point="1" draw:end-shape="id18" draw:end-glue-point="2" svg:d="M728 4807h8510v-3179" svg:viewBox="0 0 8511 3180">
          <text:p/>
        </draw:connector>
        <draw:connector draw:style-name="gr14" draw:text-style-name="P1" draw:layer="layout" svg:x1="0.804cm" svg:y1="5.108cm" svg:x2="9.577cm" svg:y2="1.628cm" draw:start-shape="id19" draw:start-glue-point="1" draw:end-shape="id20" draw:end-glue-point="2" svg:d="M804 5108h8773v-3480" svg:viewBox="0 0 8774 3481">
          <text:p/>
        </draw:connector>
        <draw:frame draw:style-name="gr15" draw:text-style-name="P9" draw:layer="layout" svg:width="1.38cm" svg:height="0.457cm" svg:x="1.135cm" svg:y="4.868cm">
          <draw:text-box>
            <text:p text:style-name="P8"><text:span text:style-name="T1">Trap Flag</text:span></text:p>
          </draw:text-box>
        </draw:frame>
        <draw:frame draw:style-name="gr16" draw:text-style-name="P9" draw:layer="layout" svg:width="2.853cm" svg:height="0.356cm" svg:x="1.135cm" svg:y="4.566cm">
          <draw:text-box>
            <text:p text:style-name="P8"><text:span text:style-name="T1">Interrupt Enable Flag</text:span></text:p>
          </draw:text-box>
        </draw:frame>
        <draw:frame draw:style-name="gr17" draw:text-style-name="P9" draw:layer="layout" svg:width="2.472cm" svg:height="0.381cm" svg:x="1.135cm" svg:y="4.266cm">
          <draw:text-box>
            <text:p text:style-name="P8"><text:span text:style-name="T1">I/O Privilege Level</text:span></text:p>
          </draw:text-box>
        </draw:frame>
        <draw:frame draw:style-name="gr18" draw:text-style-name="P9" draw:layer="layout" svg:width="2.523cm" svg:height="0.356cm" svg:x="1.135cm" svg:y="3.388cm">
          <draw:text-box>
            <text:p text:style-name="P8"><text:span text:style-name="T1">Virtual 8086 Mode</text:span></text:p>
          </draw:text-box>
        </draw:frame>
        <draw:frame draw:style-name="gr19" draw:text-style-name="P9" draw:layer="layout" svg:width="1.839cm" svg:height="0.356cm" svg:x="1.135cm" svg:y="3.689cm">
          <draw:text-box>
            <text:p text:style-name="P8"><text:span text:style-name="T1">Resume Flag</text:span></text:p>
          </draw:text-box>
        </draw:frame>
        <draw:frame draw:style-name="gr20" draw:text-style-name="P2" draw:layer="layout" svg:width="2.466cm" svg:height="0.289cm" svg:x="1.135cm" svg:y="2.238cm">
          <draw:text-box>
            <text:p><text:span text:style-name="T1">Identification Flag</text:span></text:p>
          </draw:text-box>
        </draw:frame>
        <draw:frame draw:style-name="gr21" draw:text-style-name="P2" draw:layer="layout" svg:width="3.283cm" svg:height="0.289cm" svg:x="1.135cm" svg:y="2.539cm">
          <draw:text-box>
            <text:p><text:span text:style-name="T1">Virtual Interrupt Pending</text:span></text:p>
          </draw:text-box>
        </draw:frame>
        <draw:frame draw:style-name="gr22" draw:text-style-name="P2" draw:layer="layout" svg:width="2.817cm" svg:height="0.289cm" svg:x="1.135cm" svg:y="2.84cm">
          <draw:text-box>
            <text:p><text:span text:style-name="T1">Virtual Interrupt Flag</text:span></text:p>
          </draw:text-box>
        </draw:frame>
        <draw:frame draw:style-name="gr23" draw:text-style-name="P2" draw:layer="layout" svg:width="2.36cm" svg:height="0.289cm" svg:x="1.131cm" svg:y="3.141cm">
          <draw:text-box>
            <text:p><text:span text:style-name="T1">Alignment Check</text:span></text:p>
          </draw:text-box>
        </draw:frame>
        <draw:frame draw:style-name="gr24" draw:text-style-name="P2" draw:layer="layout" svg:width="2.326cm" svg:height="0.289cm" svg:x="1.135cm" svg:y="4.042cm">
          <draw:text-box>
            <text:p><text:span text:style-name="T1">Nested Task Fla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6.0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Desnoyers</meta:initial-creator>
    <meta:creation-date>2015-04-27T10:33:39</meta:creation-date>
    <dc:date>2015-06-21T11:54:04.806607497</dc:date>
    <dc:creator>Peter Desnoyers</dc:creator>
    <meta:editing-duration>P1DT2H37M48S</meta:editing-duration>
    <meta:editing-cycles>3</meta:editing-cycles>
    <meta:generator>LibreOffice/4.3.7.2$Linux_ARM_EABI LibreOffice_project/430m0$Build-2</meta:generator>
    <meta:document-statistic meta:object-count="55"/>
  </office:meta>
</office:document-meta>
</file>